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68d" officeooo:paragraph-rsid="0011a68d"/>
    </style:style>
    <style:style style:name="P2" style:family="paragraph" style:parent-style-name="Standard">
      <style:text-properties officeooo:rsid="001356fa" officeooo:paragraph-rsid="001356fa"/>
    </style:style>
    <style:style style:name="P3" style:family="paragraph" style:parent-style-name="Standard">
      <style:text-properties officeooo:rsid="00146ca6" officeooo:paragraph-rsid="00146ca6"/>
    </style:style>
    <style:style style:name="P4" style:family="paragraph" style:parent-style-name="Standard">
      <style:text-properties officeooo:rsid="00046579" officeooo:paragraph-rsid="00146ca6"/>
    </style:style>
    <style:style style:name="P5" style:family="paragraph" style:parent-style-name="Standard">
      <style:text-properties officeooo:rsid="00148ace" officeooo:paragraph-rsid="00148ace"/>
    </style:style>
    <style:style style:name="T1" style:family="text">
      <style:text-properties officeooo:rsid="00146ca6"/>
    </style:style>
    <style:style style:name="T2" style:family="text">
      <style:text-properties officeooo:rsid="00046579"/>
    </style:style>
    <style:style style:name="T3" style:family="text">
      <style:text-properties officeooo:rsid="00155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проекта.</text:p>
      <text:p text:style-name="P1"/>
      <text:p text:style-name="P1">Тема проекта — разработка образовательного WEB приложения.</text:p>
      <text:p text:style-name="P1"/>
      <text:p text:style-name="P1"><text:s/>Это будет сайт с регистрацией, где пользователи смогут готовиться к экзамену по математике, прорешивая задания из ОГЭ.</text:p>
      <text:p text:style-name="P1">Они смогут отслеживать свой прогресс и проверять ответы на задачи.</text:p>
      <text:p text:style-name="P1"/>
      <text:p text:style-name="P2">Идея — создание сайта, где будут собраны задачи второй части из ОГЭ по математике, сайт будет обладать удобным и красивом интерфейсом, давать возможность отслеживать свой прогресс. <text:span text:style-name="T1">Главное — он будет ориентирован именно на те задания, которые хочу тренировать я.</text:span></text:p>
      <text:p text:style-name="P2"/>
      <text:p text:style-name="P3">Цели проекта:</text:p>
      <text:p text:style-name="P3"><text:s/><text:span text:style-name="T2">- Получить рабочее приложение со всеми заявленными функциями</text:span></text:p>
      <text:p text:style-name="P4">- Получить навыки работы с новым материалом, задействовать его в работе</text:p>
      <text:p text:style-name="P4">- Получить навыки оформления и защиты проекта.</text:p>
      <text:p text:style-name="P1"><text:s text:c="2"/></text:p>
      <text:p text:style-name="P5">Задачи проекта:</text:p>
      <text:p text:style-name="P5">- создать базу данных с задачами</text:p>
      <text:p text:style-name="P5">- реализовать регистрацию пользователей</text:p>
      <text:p text:style-name="P5">- оформить интерфейс приложения, прописать взаимодействие пользователя и приложения.</text:p>
      <text:p text:style-name="P5"/>
      <text:p text:style-name="P5">Функционал приложения:</text:p>
      <text:p text:style-name="P5">- <text:span text:style-name="T3">возможность регистрации и авторизации</text:span></text:p>
      <text:p text:style-name="P5">- <text:span text:style-name="T3">возможность решать задания и проверять ответы</text:span></text:p>
      <text:p text:style-name="P5">- <text:span text:style-name="T3">возможность отслеживать свой прогрес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17:16.252686499</meta:creation-date>
    <dc:date>2020-03-30T20:27:38.890511176</dc:date>
    <meta:editing-duration>PT10M39S</meta:editing-duration>
    <meta:editing-cycles>1</meta:editing-cycles>
    <meta:document-statistic meta:table-count="0" meta:image-count="0" meta:object-count="0" meta:page-count="1" meta:paragraph-count="18" meta:word-count="141" meta:character-count="1043" meta:non-whitespace-character-count="912"/>
    <meta:generator>LibreOffice/5.1.6.2$Linux_X86_64 LibreOffice_project/10m0$Build-2</meta:generator>
  </office:meta>
</office:document-meta>
</file>